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вот структура учебника по HTTP для разработчика:</text:p>
      <text:p text:style-name="Horizontal_20_Line"/>
      <text:h text:style-name="P14" text:outline-level="3">Глава 1: Введение в HTTP</text:h>
      <text:list xml:id="list8589000632164923586" text:style-name="L1">
        <text:list-item>
          <text:p text:style-name="P2"><text:span text:style-name="Strong_20_Emphasis">Что такое HTTP</text:span></text:p>
          <text:list>
            <text:list-item>
              <text:p text:style-name="P8">Определение протокола HTTP</text:p>
            </text:list-item>
            <text:list-item>
              <text:p text:style-name="P8">История и эволюция</text:p>
            </text:list-item>
            <text:list-item>
              <text:p text:style-name="P8">Основные цели и принципы</text:p>
            </text:list-item>
          </text:list>
        </text:list-item>
        <text:list-item>
          <text:p text:style-name="P2"><text:span text:style-name="Strong_20_Emphasis">Клиент-серверная модель</text:span></text:p>
          <text:list>
            <text:list-item>
              <text:p text:style-name="P8">Обзор взаимодействия клиента и сервера</text:p>
            </text:list-item>
            <text:list-item>
              <text:p text:style-name="P8">HTTP-запросы и ответы</text:p>
            </text:list-item>
            <text:list-item>
              <text:p text:style-name="P8">Структура HTTP-сообщений</text:p>
            </text:list-item>
          </text:list>
        </text:list-item>
        <text:list-item>
          <text:p text:style-name="P2"><text:span text:style-name="Strong_20_Emphasis">Методы HTTP</text:span></text:p>
          <text:list>
            <text:list-item>
              <text:p text:style-name="P8">Основные методы: GET, POST, PUT, DELETE, и другие</text:p>
            </text:list-item>
            <text:list-item>
              <text:p text:style-name="P8">Семантика каждого метода</text:p>
            </text:list-item>
            <text:list-item>
              <text:p text:style-name="P2">Когда и как использовать различные методы</text:p>
            </text:list-item>
          </text:list>
        </text:list-item>
      </text:list>
      <text:h text:style-name="P14" text:outline-level="3">Глава 2: HTTP в действии</text:h>
      <text:list xml:id="list4560096757699053347" text:style-name="L2">
        <text:list-item>
          <text:p text:style-name="P3"><text:span text:style-name="Strong_20_Emphasis">URL и URI</text:span></text:p>
          <text:list>
            <text:list-item>
              <text:p text:style-name="P9">Разбор структуры URL</text:p>
            </text:list-item>
            <text:list-item>
              <text:p text:style-name="P9">Параметры URL и их роль в HTTP-запросах</text:p>
            </text:list-item>
          </text:list>
        </text:list-item>
        <text:list-item>
          <text:p text:style-name="P3"><text:span text:style-name="Strong_20_Emphasis">Заголовки HTTP</text:span></text:p>
          <text:list>
            <text:list-item>
              <text:p text:style-name="P9">Разнообразие заголовков запросов и ответов</text:p>
            </text:list-item>
            <text:list-item>
              <text:p text:style-name="P9">Роль заголовков в передаче информации</text:p>
            </text:list-item>
          </text:list>
        </text:list-item>
        <text:list-item>
          <text:p text:style-name="P3"><text:span text:style-name="Strong_20_Emphasis">Коды состояния HTTP</text:span></text:p>
          <text:list>
            <text:list-item>
              <text:p text:style-name="P9">Обзор основных HTTP-кодов состояния</text:p>
            </text:list-item>
            <text:list-item>
              <text:p text:style-name="P9">Их значения и применение в различных сценариях</text:p>
            </text:list-item>
          </text:list>
        </text:list-item>
        <text:list-item>
          <text:p text:style-name="P3"><text:span text:style-name="Strong_20_Emphasis">Сессии и куки</text:span></text:p>
          <text:list>
            <text:list-item>
              <text:p text:style-name="P9">Управление состоянием сессии с помощью HTTP</text:p>
            </text:list-item>
            <text:list-item>
              <text:p text:style-name="P3">Работа с куками для хранения информации о состоянии</text:p>
            </text:list-item>
          </text:list>
        </text:list-item>
      </text:list>
      <text:h text:style-name="P14" text:outline-level="3">Глава 3: Безопасность и HTTPS</text:h>
      <text:list xml:id="list5389106680962138950" text:style-name="L3">
        <text:list-item>
          <text:p text:style-name="P4"><text:span text:style-name="Strong_20_Emphasis">Безопасность в HTTP</text:span></text:p>
          <text:list>
            <text:list-item>
              <text:p text:style-name="P10">Уязвимости HTTP и методы защиты</text:p>
            </text:list-item>
            <text:list-item>
              <text:p text:style-name="P10">SSL/TLS и переход на HTTPS</text:p>
            </text:list-item>
            <text:list-item>
              <text:p text:style-name="P10">Основы шифрования и цифровых сертификатов</text:p>
            </text:list-item>
          </text:list>
        </text:list-item>
        <text:list-item>
          <text:p text:style-name="P4"><text:span text:style-name="Strong_20_Emphasis">HTTPS и его внедрение</text:span></text:p>
          <text:list>
            <text:list-item>
              <text:p text:style-name="P10">Как работает HTTPS</text:p>
            </text:list-item>
            <text:list-item>
              <text:p text:style-name="P10">Конфигурация сервера для HTTPS</text:p>
            </text:list-item>
            <text:list-item>
              <text:p text:style-name="P4"><text:soft-page-break/>Правильное использование HTTPS для защиты данных</text:p>
            </text:list-item>
          </text:list>
        </text:list-item>
      </text:list>
      <text:h text:style-name="P14" text:outline-level="3">Глава 4: Работа с API и RESTful сервисами</text:h>
      <text:list xml:id="list5734500640979688652" text:style-name="L4">
        <text:list-item>
          <text:p text:style-name="P5"><text:span text:style-name="Strong_20_Emphasis">API и HTTP</text:span></text:p>
          <text:list>
            <text:list-item>
              <text:p text:style-name="P11">Работа с внешними API через HTTP</text:p>
            </text:list-item>
            <text:list-item>
              <text:p text:style-name="P11">Форматы данных: JSON, XML и другие</text:p>
            </text:list-item>
            <text:list-item>
              <text:p text:style-name="P11">Основы API-ключей и аутентификации</text:p>
            </text:list-item>
          </text:list>
        </text:list-item>
        <text:list-item>
          <text:p text:style-name="P5"><text:span text:style-name="Strong_20_Emphasis">RESTful сервисы</text:span></text:p>
          <text:list>
            <text:list-item>
              <text:p text:style-name="P11">Принципы RESTful архитектуры</text:p>
            </text:list-item>
            <text:list-item>
              <text:p text:style-name="P11">Ресурсы, методы и представления</text:p>
            </text:list-item>
            <text:list-item>
              <text:p text:style-name="P5">Проектирование RESTful API</text:p>
            </text:list-item>
          </text:list>
        </text:list-item>
      </text:list>
      <text:h text:style-name="P14" text:outline-level="3">Глава 5: Продвинутые темы и инструменты</text:h>
      <text:list xml:id="list2635694330993606885" text:style-name="L5">
        <text:list-item>
          <text:p text:style-name="P6"><text:span text:style-name="Strong_20_Emphasis">WebSockets и HTTP/2</text:span></text:p>
          <text:list>
            <text:list-item>
              <text:p text:style-name="P12">WebSockets и их преимущества</text:p>
            </text:list-item>
            <text:list-item>
              <text:p text:style-name="P12">Введение в HTTP/2 и его особенности</text:p>
            </text:list-item>
          </text:list>
        </text:list-item>
        <text:list-item>
          <text:p text:style-name="P6"><text:span text:style-name="Strong_20_Emphasis">Отладка и инструменты разработки</text:span></text:p>
          <text:list>
            <text:list-item>
              <text:p text:style-name="P12">Инструменты для отладки HTTP-запросов и ответов</text:p>
            </text:list-item>
            <text:list-item>
              <text:p text:style-name="P6">Использование DevTools и других средств для анализа трафика</text:p>
            </text:list-item>
          </text:list>
        </text:list-item>
      </text:list>
      <text:h text:style-name="P14" text:outline-level="3">Заключение</text:h>
      <text:list xml:id="list6600980886316124689" text:style-name="L6">
        <text:list-item>
          <text:p text:style-name="P13"><text:span text:style-name="Strong_20_Emphasis">Лучшие практики и рекомендации</text:span></text:p>
          <text:list>
            <text:list-item>
              <text:p text:style-name="P13">Оптимизация производительности</text:p>
            </text:list-item>
            <text:list-item>
              <text:p text:style-name="P13">Соблюдение стандартов и современных подходов</text:p>
            </text:list-item>
            <text:list-item>
              <text:p text:style-name="P7">Ресурсы для дополнительного изучения и развития</text:p>
            </text:list-item>
          </text:list>
        </text:list-item>
      </text:list>
      <text:p text:style-name="Horizontal_20_Line"/>
      <text:p text:style-name="P1">Этот учебник должен охватить основные аспекты работы с HTTP для разработчика, начиная от основ и принципов протокола до продвинутых тем и инструментов, которые помогут более эффективно использовать HTTP в веб-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5:21:57.32</dc:date>
    <meta:document-statistic meta:table-count="0" meta:image-count="0" meta:object-count="0" meta:page-count="2" meta:paragraph-count="58" meta:word-count="332" meta:character-count="2009"/>
    <dc:creator>Dima Wide</dc:creator>
    <meta:user-defined meta:name="Info 1"/>
    <meta:user-defined meta:name="Info 2"/>
    <meta:user-defined meta:name="Info 3"/>
    <meta:user-defined meta:name="Info 4"/>
  </office:meta>
</office:document-meta>
</file>